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4LVL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4LVL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4LVL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4LVL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4LVL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tandardnípísmoodstavce" style:family="text">
      <style:text-properties fo:font-weight="bold" style:font-weight-asian="bold"/>
    </style:style>
    <style:style style:name="P18" style:parent-style-name="Normální" style:family="paragraph">
      <style:text-properties fo:font-weight="bold" style:font-weight-asian="bold"/>
    </style:style>
    <style:style style:name="T19" style:parent-style-name="Standardnípísmoodstavce" style:family="text">
      <style:text-properties style:font-name-complex="Calibri"/>
    </style:style>
    <style:style style:name="T20" style:parent-style-name="Standardnípísmoodstavce" style:family="text">
      <style:text-properties style:font-name-complex="Calibri"/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2" style:parent-style-name="Standardnípísmoodstavce" style:family="text">
      <style:text-properties style:font-name-complex="Calibri"/>
    </style:style>
    <style:style style:name="T23" style:parent-style-name="Standardnípísmoodstavce" style:family="text">
      <style:text-properties style:font-name-complex="Calibri"/>
    </style:style>
    <style:style style:name="P24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5" style:parent-style-name="Seznam" style:family="paragraph">
      <style:paragraph-properties fo:margin-left="0.6895in">
        <style:tab-stops>
          <style:tab-stop style:type="left" style:position="-0.2958in"/>
        </style:tab-stops>
      </style:paragraph-properties>
    </style:style>
    <style:style style:name="T26" style:parent-style-name="Standardnípísmoodstavce" style:family="text">
      <style:text-properties style:font-name-complex="Calibri"/>
    </style:style>
    <style:style style:name="P27" style:parent-style-name="Seznam" style:family="paragraph">
      <style:paragraph-properties fo:margin-left="0.6895in">
        <style:tab-stops>
          <style:tab-stop style:type="left" style:position="-0.2958in"/>
        </style:tab-stops>
      </style:paragraph-properties>
    </style:style>
    <style:style style:name="P28" style:parent-style-name="Seznam" style:family="paragraph">
      <style:paragraph-properties fo:margin-left="0.6895in">
        <style:tab-stops>
          <style:tab-stop style:type="left" style:position="-0.2958in"/>
        </style:tab-stops>
      </style:paragraph-properties>
    </style:style>
    <style:style style:name="T29" style:parent-style-name="Standardnípísmoodstavce" style:family="text">
      <style:text-properties style:font-name-complex="Calibri"/>
    </style:style>
    <style:style style:name="T30" style:parent-style-name="Standardnípísmoodstavce" style:family="text">
      <style:text-properties style:font-name-complex="Calibri"/>
    </style:style>
    <style:style style:name="P3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32" style:parent-style-name="Standardnípísmoodstavce" style:family="text">
      <style:text-properties style:font-name-complex="Calibri"/>
    </style:style>
    <style:style style:name="T33" style:parent-style-name="Standardnípísmoodstavce" style:family="text">
      <style:text-properties style:font-name-complex="Calibri"/>
    </style:style>
    <style:style style:name="T34" style:parent-style-name="instrukce" style:family="text">
      <style:text-properties style:use-window-font-color="true"/>
    </style:style>
    <style:style style:name="T35" style:parent-style-name="instrukce" style:family="text">
      <style:text-properties style:use-window-font-color="true"/>
    </style:style>
    <style:style style:name="T36" style:parent-style-name="instrukce" style:family="text">
      <style:text-properties style:use-window-font-color="true"/>
    </style:style>
    <style:style style:name="T37" style:parent-style-name="instrukce" style:family="text">
      <style:text-properties style:use-window-font-color="true"/>
    </style:style>
    <style:style style:name="T38" style:parent-style-name="instrukce" style:family="text">
      <style:text-properties style:use-window-font-color="true"/>
    </style:style>
    <style:style style:name="T39" style:parent-style-name="instrukce" style:family="text">
      <style:text-properties style:use-window-font-color="true"/>
    </style:style>
    <style:style style:name="T40" style:parent-style-name="instrukce" style:family="text">
      <style:text-properties style:use-window-font-color="true"/>
    </style:style>
    <style:style style:name="T41" style:parent-style-name="instrukce" style:family="text">
      <style:text-properties style:use-window-font-color="true"/>
    </style:style>
    <style:style style:name="T42" style:parent-style-name="instrukce" style:family="text">
      <style:text-properties style:use-window-font-color="true"/>
    </style:style>
    <style:style style:name="T43" style:parent-style-name="Značkapozn.podčarou" style:family="text">
      <style:text-properties fo:font-weight="normal" style:font-weight-asian="normal" fo:font-size="9pt" style:font-size-asian="9pt"/>
    </style:style>
    <style:style style:name="T44" style:parent-style-name="Standardnípísmoodstavce" style:family="text">
      <style:text-properties fo:font-size="11.5pt" style:font-size-asian="11.5pt" style:font-size-complex="11.5pt"/>
    </style:style>
    <style:style style:name="T45" style:parent-style-name="Standardnípísmoodstavce" style:family="text">
      <style:text-properties fo:font-size="11.5pt" style:font-size-asian="11.5pt" style:font-size-complex="11.5pt"/>
    </style:style>
    <style:style style:name="T46" style:parent-style-name="Standardnípísmoodstavce" style:family="text">
      <style:text-properties fo:font-size="11.5pt" style:font-size-asian="11.5pt" style:font-size-complex="11.5pt"/>
    </style:style>
    <style:style style:name="T47" style:parent-style-name="Standardnípísmoodstavce" style:family="text">
      <style:text-properties fo:font-size="11.5pt" style:font-size-asian="11.5pt" style:font-size-complex="11.5pt"/>
    </style:style>
    <style:style style:name="T48" style:parent-style-name="Standardnípísmoodstavce" style:family="text">
      <style:text-properties fo:font-size="11.5pt" style:font-size-asian="11.5pt" style:font-size-complex="11.5pt"/>
    </style:style>
    <style:style style:name="T49" style:parent-style-name="Značkapozn.podčarou" style:family="text">
      <style:text-properties fo:font-weight="normal" style:font-weight-asian="normal" fo:font-size="9pt" style:font-size-asian="9pt"/>
    </style:style>
    <style:style style:name="T50" style:parent-style-name="Standardnípísmoodstavce" style:family="text">
      <style:text-properties fo:font-size="11.5pt" style:font-size-asian="11.5pt" style:font-size-complex="11.5pt"/>
    </style:style>
    <style:style style:name="T51" style:parent-style-name="Standardnípísmoodstavce" style:family="text">
      <style:text-properties fo:font-size="11.5pt" style:font-size-asian="11.5pt" style:font-size-complex="11.5pt"/>
    </style:style>
    <style:style style:name="T52" style:parent-style-name="Značkapozn.podčarou" style:family="text">
      <style:text-properties fo:font-weight="normal" style:font-weight-asian="normal" fo:font-size="9pt" style:font-size-asian="9pt"/>
    </style:style>
    <style:style style:name="T53" style:parent-style-name="Značkapozn.podčarou" style:family="text">
      <style:text-properties fo:font-weight="normal" style:font-weight-asian="normal" fo:font-size="9pt" style:font-size-asian="9pt"/>
    </style:style>
    <style:style style:name="T54" style:parent-style-name="Značkapozn.podčarou" style:family="text">
      <style:text-properties fo:font-weight="normal" style:font-weight-asian="normal" fo:font-size="9pt" style:font-size-asian="9pt"/>
    </style:style>
    <style:style style:name="T55" style:parent-style-name="Značkapozn.podčarou" style:family="text">
      <style:text-properties fo:font-weight="normal" style:font-weight-asian="normal" fo:font-size="9pt" style:font-size-asian="9pt"/>
    </style:style>
    <style:style style:name="T56" style:parent-style-name="Značkapozn.podčarou" style:family="text">
      <style:text-properties fo:font-weight="normal" style:font-weight-asian="normal" fo:font-size="9pt" style:font-size-asian="9pt"/>
    </style:style>
    <style:style style:name="T57" style:parent-style-name="Standardnípísmoodstavce" style:family="text">
      <style:text-properties fo:font-size="11.5pt" style:font-size-asian="11.5pt" style:font-size-complex="11.5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37/2024</text:p>
            <text:p text:style-name="Normální">KVOP-22457/2024</text:p>
            <text:p text:style-name="Normální">05. 06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á paní</text:p>
            <text:p text:style-name="Normální">P. H.</text:p>
            <text:p text:style-name="Normální"/>
            <text:p text:style-name="Normální"/>
            <text:p text:style-name="Normální"/>
            <text:p text:style-name="Normální"><text:span text:style-name="T17">ID DS:<text:s/></text:span></text:p>
            <text:p text:style-name="P18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</text:h>
      <text:h text:style-name="Nadpis1" text:outline-level="1">o vyřízení žádosti o informace</text:h>
      <text:h text:style-name="Nadpis1" text:outline-level="1">a o vydání rozhodnutí o částečném odmítnutí žádosti</text:h>
      <text:h text:style-name="Nadpis1" text:outline-level="1">podle zákona č. 106/1999 Sb., o svobodném přístupu k informacím</text:h>
      <text:p text:style-name="Základnítext">Vážená paní H.,</text:p>
      <text:p text:style-name="Základnítext">dne 21. května 2024 obdržela Kancelář veřejného ochránce práv Vaši žádost o informace. Žádáte o <text:span text:style-name="T19">informace ve </text:span>věci naplňování práva na nepřetržitou přítomnost zákonného zástupce u hospitalizovaných dětí, vždy<text:span text:style-name="T20"><text:s/>za období od 1. 1. 2019 do současnosti:</text:span></text:p>
      <text:list text:style-name="LFO3_1" text:continue-numbering="true">
        <text:list-item>
          <text:p text:style-name="P21">Počet podnětů, které ve věci naplňování práva na nepřetržitou přítomnost zákonného<text:s/>zástupce u <text:span text:style-name="T22">hospitalizovaných dětí<text:s/></text:span>ochránce obdržel, a ve kterých zahájil šetření a <text:span text:style-name="T23">jejich<text:s/></text:span>anonymizované znění (případně stačí odkazy do veřejné databáze ESO, pokud jsou k dispozici).</text:p>
        </text:list-item>
        <text:list-item>
          <text:p text:style-name="P24">Zda si veřejný ochránce práv vyžádal informace o zkušenostech na toto téma od krajských úřadů a o podnětech/stížnostech, které tyto úřady obdržely</text:p>
        </text:list-item>
      </text:list>
      <text:list text:style-name="LFO4" text:continue-numbering="true">
        <text:list-item>
          <text:list>
            <text:list-item>
              <text:p text:style-name="P25"><text:span text:style-name="T26">Počet podnětů/stížností a řízení zahájených z vlastní iniciativy v jednotlivých krajích.</text:span></text:p>
            </text:list-item>
            <text:list-item>
              <text:p text:style-name="P27">Případná anonymizovaná znění podnětů/stížností.</text:p>
            </text:list-item>
            <text:list-item>
              <text:p text:style-name="P28"><text:span text:style-name="T29">Případné zkušenosti krajských úřadů s tímto t</text:span><text:span text:style-name="T30">ématem.</text:span></text:p>
            </text:list-item>
          </text:list>
        </text:list-item>
      </text:list>
      <text:list text:style-name="LFO3_1" text:continue-numbering="true">
        <text:list-item>
          <text:p text:style-name="P31"><text:span text:style-name="T32">Jinou<text:s/></text:span>komunikaci či zápisy z jednání s Ministerstvem zdravotnictví k <text:span text:style-name="T33">tématu práva na nepřetržitou<text:s/></text:span>přítomnost zákonného zástupce u hospitalizovaných dětí.</text:p>
        </text:list-item>
      </text:list>
      <text:h text:style-name="Nadpis2" text:outline-level="2">Dáváme Vám tyto informace:</text:h>
      <text:h text:style-name="Nadpis2" text:outline-level="2">K bodu č. 1</text:h>
      <text:p text:style-name="Základnítext"><text:span text:style-name="T34">Počet podnětů, které ochránce ve </text:span>věci naplňování práva<text:s/>na nepřetržitou přítomnost zákonného zástupce u hospitalizovaných dětí<text:span text:style-name="T35"><text:s/>obdržel:</text:span></text:p>
      <text:p text:style-name="Základnítext"><text:span text:style-name="T36">2019: 1; šetření zahájil v tomto 1 případě</text:span></text:p>
      <text:soft-page-break/>
      <text:p text:style-name="Základnítext"><text:span text:style-name="T37">2020: 15; šetření zahájil ve 12 případech</text:span></text:p>
      <text:p text:style-name="Základnítext"><text:span text:style-name="T38">2021: 14; šetření zahájil ve 13 případech</text:span></text:p>
      <text:p text:style-name="Základnítext"><text:span text:style-name="T39">2022: 4; šetření zahájil ve 3 případech</text:span></text:p>
      <text:p text:style-name="Základnítext"><text:span text:style-name="T40">2023: 8;<text:s/></text:span><text:span text:style-name="T41">šetření zahájil v 7 případech</text:span></text:p>
      <text:p text:style-name="Základnítext"><text:span text:style-name="T42">2024 (do 31. 5. 2024): 1; šetření zahájil v tomto 1 případě.</text:span></text:p>
      <text:p text:style-name="Základnítext">Zprávy o šetření, příp. i stanoviska v anonymizovaném znění najdete ve veřejné databázi ESO<text:s/><text:a xlink:href="https://eso.ochrance.cz/" office:target-frame-name="_top" xlink:show="replace"><text:span text:style-name="Hypertextovýodkaz">https://eso.ochrance.cz/</text:span></text:a><text:s/>–<text:s/>můžete vyhledávat např. podle oblasti práva (202.3 Péče o zdraví), podle dotčeného zákonného ustanovení nebo třeba fulltextem.</text:p>
      <text:h text:style-name="Nadpis2" text:outline-level="2">K bodu č. 2 a) a 2c)</text:h>
      <text:p text:style-name="Základnítext">Veřejný ochránce práv zahájil jedno šetření<text:s/><text:span text:style-name="Silné">z vlastní iniciativy</text:span><text:s/>na téma právo nezletilého pacienta na nepřetržitou přítomnost zákonného zástupce. Šetření bylo nejdříve vedeno pod sp. zn. 2588/2020/VOP. Cílem šetření bylo zejména získat podrobnější informace o praxi správních orgánů v této problematice, identifikovat aplikační problémy a případně změnit jejich praxi. V rámci tohoto šetření oslovil veřejný ochránce práv jednotlivé správní orgány, které vyřizují stížnosti na poskytovatele zdravotních služeb, a požádal je o vyjádření k této problematice. Obdržel odpovědi ode všech dotázaných. Tyto odpovědi Vám posíláme přílohou. Z nich zjistíte zkušenosti jednotlivých správních orgánů s tématem.</text:p>
      <text:h text:style-name="Nadpis2" text:outline-level="2">K bodu č. 2 b)</text:h>
      <text:p text:style-name="Základnítext"><text:span text:style-name="Silné">Tuto informaci Vám nemůžeme podat.</text:span><text:s/>Vysvětlení najdete v přiloženém rozhodnutí o částečném odmítnutí žádosti.</text:p>
      <text:h text:style-name="Nadpis2" text:outline-level="2">K bodu č. 3</text:h>
      <text:p text:style-name="Základnítext">V rámci z výše zmíněného šetření z vlastní iniciativy veřejný ochránce práv komunikoval i s Ministerstvem zdravotnictví. Tehdejší zástupkyně veřejného ochránce práv Mgr. Monika Šimůnková oslovila tehdejšího ministra zdravotnictví Mgr. et Mgr. Adama Vojtěcha, MHA.<text:span text:style-name="Značkapozn.podčarou"><text:note text:note-class="footnote" text:id="_ftn0"><text:note-citation>1</text:note-citation><text:note-body><text:p text:style-name="Textpozn.podčarou"><text:s/><text:span text:style-name="T43"><text:tab/></text:span>Dopis ze dne 8. července 2020, č. j. KVOP-24483/2020.</text:p></text:note-body></text:note></text:span><text:s/>Zajímalo ji, jaká je dosavadní zkušenost ministerstva zdravotnictví s touto problematikou a jaké kroky hodlá učinit v budoucnu. Usilovala o to, aby ministerstvo zdravotnictví přispělo praxi alespoň tím, že vydá metodické doporučení, které publikuje ve věstníku.</text:p>
      <text:p text:style-name="Základnítext">Se zástupci ministerstva se následně konalo několik jednání, na kterých se mimo jiné probírala i problematika nepřetržité přítomnosti zákonných zástupců nezletilých pacientů.</text:p>
      <text:p text:style-name="Default"><text:span text:style-name="T44">Zástupkyně veřejného ochránce práv informovala<text:s/></text:span><text:span text:style-name="T45">ministerstvo zdravotnictví o tom, že oslovila všechny správní orgány s dotazy, kolik stížností v oblasti nepřetržité přítomnosti zákonných zástupců evidují, příp. jak je posoudily. Nicméně zjistila, že stížnosti s touto problematikou, správní orgány neřeši</text:span><text:span text:style-name="T46">ly ve větším množství, tudíž z výsledků není možnost učinit obecné závěry. Nadále však vyplývala potřeba konkretizace přítomnosti zákonných zástupců při poskytování zdravotní péče. Zástupkyně veřejného ochránce práv by proto<text:s/></text:span><text:soft-page-break/><text:span text:style-name="T47">uvítala další kroky ministerstv</text:span><text:span text:style-name="T48">a zdravotnictví, které by měly spočívat v metodickém doporučení nebo se nabízela i varianta přednesená ministerstvem zdravotnictví spočívající ve vytvoření vzoru vnitřního řádu nemocnice.</text:span><text:span text:style-name="Značkapozn.podčarou"><text:note text:note-class="footnote" text:id="_ftn1"><text:note-citation>2</text:note-citation><text:note-body><text:p text:style-name="Textkomentáře"><text:s/><text:span text:style-name="T49"><text:tab/></text:span>Zápis z jednání dne 24. července 2020, č. j. KVOP-45810/2020.</text:p></text:note-body></text:note></text:span><text:span text:style-name="T50"><text:s/>Mi</text:span><text:span text:style-name="T51">nisterstvo zdravotnictví tuto problematiku konzultovalo rovněž s Fakultní nemocnicí Motol a Magistrátem hlavního města Prahy.</text:span><text:span text:style-name="Značkapozn.podčarou"><text:note text:note-class="footnote" text:id="_ftn2"><text:note-citation>3</text:note-citation><text:note-body><text:p text:style-name="Textpozn.podčarou"><text:s/><text:span text:style-name="T52"><text:tab/></text:span>Zápis z jednání ze dne 30. května 2022, č. j. KVOP-41377/2022.</text:p></text:note-body></text:note></text:span></text:p>
      <text:p text:style-name="Základnítext">Z jednání vzešla potřeba vytvořit metodické doporučení<text:s/>pro poskytovatele zdravotních služeb s modelovými případy, které by stanovilo jasná pravidla pro uskutečnění práva nezletilého pacienta na nepřetržitou přítomnost zákonných zástupců, a to nejenom pro dobu nouzového stavu.<text:span text:style-name="Značkapozn.podčarou"><text:note text:note-class="footnote" text:id="_ftn3"><text:note-citation>4</text:note-citation><text:note-body><text:p text:style-name="Textkomentáře"><text:s/><text:span text:style-name="T53"><text:tab/></text:span>Zápis z jednání dne 6. října 2021, č. j. KVOP-46651/2021.</text:p></text:note-body></text:note></text:span><text:s/>Proto veřejný ochránce práv ministerstvu zdravotnictví uložil, aby metodický pokyn či doporučení zpracovalo. Ministerstvo zdravotnictví přislíbilo vydat metodický pokyn do konce roku 2022.<text:span text:style-name="Značkapozn.podčarou"><text:note text:note-class="footnote" text:id="_ftn4"><text:note-citation>5</text:note-citation><text:note-body><text:p text:style-name="Textpozn.podčarou"><text:s/><text:span text:style-name="T54"><text:tab/></text:span>Zápis z jednání ze dne 30. května 2022, č. j. KVOP-41377/2022.</text:p></text:note-body></text:note></text:span><text:s/>Spis z vlastní iniciativy byl proto ukončen a vznikl nový spis zvláštního určení 15/2023/SZD.</text:p>
      <text:p text:style-name="Základnítext">Na přelomu let 2022-2023 probíhaly intenzivní přípravy metodického pokynu. Metodický pokyn jsme rovněž připomínkovali a mnoho připomínek bylo vyslyšeno.</text:p>
      <text:p text:style-name="Základnítext">Dne 20. dubna 2023<text:span text:style-name="Značkapozn.podčarou"><text:note text:note-class="footnote" text:id="_ftn5"><text:note-citation>6</text:note-citation><text:note-body><text:p text:style-name="Textpozn.podčarou"><text:s/><text:span text:style-name="T55"><text:tab/></text:span>Úřední záznam o průběhu jednání ze dne 21. dubna 2023, č. j. KVOP-21095/2023.</text:p></text:note-body></text:note></text:span><text:s/>proběhlo spolu se zástupci ministerstva zdravotnictví rovněž osobní jednání ve Fakultní nemocnici Brno, pracoviště Dětská nemocnice, kde<text:s/>byl představen cíl a koncept připravovaného metodického pokynu. Ze strany vedení Fakultní nemocnice Brno mimo jiné zaznělo, že by uvítali i kratší, srozumitelnější verzi metodického pokynu, který by byl lépe čitelný těm, komu je určen – tedy zákonným zástupcům a nezletilým pacientům. To ostatně zdůrazňoval i veřejný ochránce práv v rámci připomínkového řízení. Nicméně ministerstvo zdravotnictví tomuto požadavku nevyhovělo a neplánuje vytvořit takovýto zjednodušený informativní materiál.</text:p>
      <text:p text:style-name="Základnítext">Jelikož ministerstvo vydalo požadovaný metodický pokyn (v červnu 2023),<text:span text:style-name="Značkapozn.podčarou"><text:note text:note-class="footnote" text:id="_ftn6"><text:note-citation>7</text:note-citation><text:note-body><text:p text:style-name="Textpozn.podčarou"><text:s/><text:span text:style-name="T56"><text:tab/></text:span>Ministerstvo zdravotnictví dne 13. června 2023 zveřejnilo Metodický pokyn k přítomnosti zákonných zástupců a osob blízkých u dětí při poskytování zdravotních služeb.</text:p></text:note-body></text:note></text:span><text:s/>spis sp. zn. 15/2023/SZD jsme ukončili.</text:p>
      <text:p text:style-name="Základnítext">S pozdravem</text:p>
      <text:p text:style-name="podpis"><text:s text:c="5"/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Příloha">Přílohy</text:p>
      <text:p text:style-name="Normální">Rozhodnutí o částečném odmítnutí žádosti</text:p>
      <text:p text:style-name="Normální">Vyjádření Krajského úřad Jihomoravského kraje</text:p>
      <text:p text:style-name="Normální">Vyjádření Krajského úřad Jihočeského<text:s/>kraje</text:p>
      <text:p text:style-name="Normální">Vyjádření Krajského úřad Karlovarského kraje</text:p>
      <text:soft-page-break/>
      <text:p text:style-name="Normální">Vyjádření Krajského úřad kraje Vysočina</text:p>
      <text:p text:style-name="Normální">Vyjádření Krajského úřad Královéhradeckého kraje</text:p>
      <text:p text:style-name="Normální">Vyjádření Krajského úřad Libereckého kraje</text:p>
      <text:p text:style-name="Normální">Vyjádření Krajského úřad Moravskoslezského kraje</text:p>
      <text:p text:style-name="Normální">Vyjádření Krajského úřad Olomouckého kraje</text:p>
      <text:p text:style-name="Normální">Vyjádření Krajského úřad Pardubického kraje</text:p>
      <text:p text:style-name="Normální">Vyjádření Krajského úřad Plzeňského kraje</text:p>
      <text:p text:style-name="Normální">Vyjádření Krajského úřad Středočeského kraje</text:p>
      <text:p text:style-name="Normální">Vyjádření Krajského úřad Zlínského kraje</text:p>
      <text:p text:style-name="Normální">Vyjádření Krajského úřad Ústeckého kraje</text:p>
      <text:p text:style-name="Normální">Vyjádření Magistrátu<text:s/>hlavního města Prahy</text:p>
      <text:p text:style-name="Normální"/>
      <text:h text:style-name="Nadpis1" text:outline-level="1"><text:span text:style-name="T57"><text:s/>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Default" style:display-name="Default" style:family="paragraph">
      <style:paragraph-properties style:text-autospace="none"/>
      <style:text-properties style:font-name="Calibri" style:font-name-complex="Calibri" fo:color="#000000" fo:font-size="12pt" style:font-size-asian="12pt" style:font-size-complex="12pt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4LVL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4LVL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text:style-name="WW_CharLFO4LVL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text:style-name="WW_CharLFO4LVL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text:style-name="WW_CharLFO4LVL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IXWG*</text:span></text:p>
        <text:p text:style-name="P12"><text:span text:style-name="T13">KVOPX00EIXWG</text:span>KVOPX00EIXWG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6-25T10:04:00Z</meta:creation-date>
    <dc:date>2024-06-25T10:07:00Z</dc:date>
    <meta:print-date>2016-06-27T07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4" meta:paragraph-count="13" meta:word-count="977" meta:character-count="6733" meta:row-count="48" meta:non-whitespace-character-count="5769"/>
  </office:meta>
</office:document-meta>
</file>